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BitSetDISI.inPlaceNot( DocIdSetIterator dis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BitSetDISI.inPlaceAnd( DocIdSetIterator dis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enBitSetDISI.OpenBitSetDISI( DocIdSetIterator disi ,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nBitSetDISI.OpenBitSetDISI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DISI.inPlaceXor( DocIdSetIterator dis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BitSetDISI.inPlaceOr( DocIdSetIterator dis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